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965in" fo:margin-left="0.1965in" fo:margin-right="0in" table:align="margins"/>
    </style:style>
    <style:style style:name="Table1.A" style:family="table-column">
      <style:table-column-properties style:column-width="3.15in" style:rel-column-width="31776*"/>
    </style:style>
    <style:style style:name="Table1.B" style:family="table-column">
      <style:table-column-properties style:column-width="3.3465in" style:rel-column-width="337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2063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Question</text:p>
          </table:table-cell>
          <table:table-cell table:style-name="Table1.B1" office:value-type="string">
            <text:p text:style-name="P3">SQL Command</text:p>
          </table:table-cell>
        </table:table-row>
        <table:table-row>
          <table:table-cell table:style-name="Table1.A2" office:value-type="string">
            <text:p text:style-name="Table_20_Contents">1.Select all the records from the table.</text:p>
          </table:table-cell>
          <table:table-cell table:style-name="Table1.B2" office:value-type="string">
            <text:p text:style-name="P1">SELECT * FROM sakila.actor;</text:p>
          </table:table-cell>
        </table:table-row>
        <table:table-row>
          <table:table-cell table:style-name="Table1.A2" office:value-type="string">
            <text:p text:style-name="Table_20_Contents">2.Select last name and first name from the <text:s text:c="4"/>table.</text:p>
          </table:table-cell>
          <table:table-cell table:style-name="Table1.B2" office:value-type="string">
            <text:p text:style-name="P2">SELECT last_name,first_name FROM sakila.actor;</text:p>
          </table:table-cell>
        </table:table-row>
        <table:table-row>
          <table:table-cell table:style-name="Table1.A2" office:value-type="string">
            <text:p text:style-name="Table_20_Contents">3.Select Distinct last name from the table</text:p>
          </table:table-cell>
          <table:table-cell table:style-name="Table1.B2" office:value-type="string">
            <text:p text:style-name="P1">SELECT Distinct last_name FROM sakila.actor;</text:p>
          </table:table-cell>
        </table:table-row>
        <table:table-row>
          <table:table-cell table:style-name="Table1.A2" office:value-type="string">
            <text:p text:style-name="Table_20_Contents">4.Select first name and last name from the table where last name is Gable</text:p>
          </table:table-cell>
          <table:table-cell table:style-name="Table1.B2" office:value-type="string">
            <text:p text:style-name="P1">SELECT first_name,last_name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5.Select all records from the table where last name is Gable</text:p>
          </table:table-cell>
          <table:table-cell table:style-name="Table1.B2" office:value-type="string">
            <text:p text:style-name="P1">SELECT *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6. Select all records from the table where actor_id is less than 10</text:p>
          </table:table-cell>
          <table:table-cell table:style-name="Table1.B2" office:value-type="string">
            <text:p text:style-name="P1">SELECT * FROM sakila.actor</text:p>
            <text:p text:style-name="P1">where actor_id &lt; 10;</text:p>
          </table:table-cell>
        </table:table-row>
        <table:table-row>
          <table:table-cell table:style-name="Table1.A2" office:value-type="string">
            <text:p text:style-name="Table_20_Contents">7.Select all records from the table where actor_id is greater than 10</text:p>
          </table:table-cell>
          <table:table-cell table:style-name="Table1.B2" office:value-type="string">
            <text:p text:style-name="P1">SELECT * FROM sakila.actor</text:p>
            <text:p text:style-name="P1">where actor_id &gt; 10;</text:p>
          </table:table-cell>
        </table:table-row>
        <table:table-row>
          <table:table-cell table:style-name="Table1.A2" office:value-type="string">
            <text:p text:style-name="Table_20_Contents">8.Select all records from the table where actor_id is not equal to 10</text:p>
          </table:table-cell>
          <table:table-cell table:style-name="Table1.B2" office:value-type="string">
            <text:p text:style-name="P1">SELECT * FROM sakila.actor</text:p>
            <text:p text:style-name="P1">where actor_id &lt;&gt; 10;</text:p>
          </table:table-cell>
        </table:table-row>
        <table:table-row>
          <table:table-cell table:style-name="Table1.A2" office:value-type="string">
            <text:p text:style-name="Table_20_Contents">9. Select all records from the table where actor_id is less than equal to 10</text:p>
          </table:table-cell>
          <table:table-cell table:style-name="Table1.B2" office:value-type="string">
            <text:p text:style-name="P1">SELECT * FROM sakila.actor</text:p>
            <text:p text:style-name="P1">where actor_id &lt;= 10;</text:p>
          </table:table-cell>
        </table:table-row>
        <table:table-row>
          <table:table-cell table:style-name="Table1.A2" office:value-type="string">
            <text:p text:style-name="Table_20_Contents">10. Select all records from the table where actor_id is greater than equal to 10</text:p>
          </table:table-cell>
          <table:table-cell table:style-name="Table1.B2" office:value-type="string">
            <text:p text:style-name="P1">SELECT * FROM sakila.actor</text:p>
            <text:p text:style-name="P1">where actor_id &gt;= 10;</text:p>
          </table:table-cell>
        </table:table-row>
        <table:table-row>
          <table:table-cell table:style-name="Table1.A2" office:value-type="string">
            <text:p text:style-name="Table_20_Contents">11. Select all records from the table where first name is 'Mena' and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and last_name = 'Temple';</text:p>
          </table:table-cell>
        </table:table-row>
        <table:table-row>
          <table:table-cell table:style-name="Table1.A2" office:value-type="string">
            <text:p text:style-name="Table_20_Contents">12. Select all records from the table where first name is 'Mena' or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or last_name = 'Temple';</text:p>
          </table:table-cell>
        </table:table-row>
        <table:table-row>
          <table:table-cell table:style-name="Table1.A2" office:value-type="string">
            <text:p text:style-name="Table_20_Contents">13. Select all records from the table where first name is 'Mena' and last name is 'Temple' or last name is 'Hopper'.</text:p>
          </table:table-cell>
          <table:table-cell table:style-name="Table1.B2" office:value-type="string">
            <text:p text:style-name="P1">SELECT * FROM sakila.actor</text:p>
            <text:p text:style-name="P1">where first_name = 'Mena' and (last_name = 'Temple' or last_name = 'Hopper');</text:p>
          </table:table-cell>
        </table:table-row>
        <table:table-row>
          <table:table-cell table:style-name="Table1.A2" office:value-type="string">
            <text:p text:style-name="Table_20_Contents">14.Select all records from table and order first name in ascending and last name in descending order </text:p>
          </table:table-cell>
          <table:table-cell table:style-name="Table1.B2" office:value-type="string">
            <text:p text:style-name="P1">SELECT * FROM sakila.customer</text:p>
            <text:p text:style-name="P1">order by first_name asc,last_name desc;</text:p>
          </table:table-cell>
        </table:table-row>
        <table:table-row>
          <table:table-cell table:style-name="Table1.A2" office:value-type="string">
            <text:p text:style-name="Table_20_Contents">15.Insert a row in the table with first name = 'Vishal' and last name = 'Jain'</text:p>
          </table:table-cell>
          <table:table-cell table:style-name="Table1.B2" office:value-type="string">
            <text:p text:style-name="P1">insert into sakila.customer(first_name,last_name)</text:p>
            <text:p text:style-name="P1">values ('Vishal','Jain');</text:p>
          </table:table-cell>
        </table:table-row>
        <table:table-row>
          <table:table-cell table:style-name="Table1.A2" office:value-type="string">
            <text:p text:style-name="Table_20_Contents">16.Update row having first name = Vishal and set store id = 1,email = 'vishal.jain@neosofttech.com',address_id = 505 </text:p>
          </table:table-cell>
          <table:table-cell table:style-name="Table1.B2" office:value-type="string">
            <text:p text:style-name="P1">update sakila.customer </text:p>
            <text:p text:style-name="P1">SET store_id=1 ,email = 'vishal.jain@neosofttech.com',address_id = 505</text:p>
            <text:p text:style-name="P1">where first_name = 'Vishal' and last_name = 'Jain';</text:p>
          </table:table-cell>
        </table:table-row>
        <table:table-row>
          <table:table-cell table:style-name="Table1.A2" office:value-type="string">
            <text:p text:style-name="Table_20_Contents">17.Delete row from table where first name = 'Mary' and last name = 'Smith'</text:p>
          </table:table-cell>
          <table:table-cell table:style-name="Table1.B2" office:value-type="string">
            <text:p text:style-name="P1">DELETE from sakila.customer</text:p>
            <text:p text:style-name="P1">WHERE first_name = 'Mary' AND last_name='Smith';</text:p>
          </table:table-cell>
        </table:table-row>
        <table:table-row>
          <table:table-cell table:style-name="Table1.A2" office:value-type="string">
            <text:p text:style-name="Table_20_Contents">18.Show first five row in a table</text:p>
          </table:table-cell>
          <table:table-cell table:style-name="Table1.B2" office:value-type="string">
            <text:p text:style-name="P1">select * from sakila.customer</text:p>
            <text:p text:style-name="P1">limit 5;</text:p>
          </table:table-cell>
        </table:table-row>
        <text:soft-page-break/>
        <table:table-row>
          <table:table-cell table:style-name="Table1.A2" office:value-type="string">
            <text:p text:style-name="Table_20_Contents">19.Show first five name in a table</text:p>
          </table:table-cell>
          <table:table-cell table:style-name="Table1.B2" office:value-type="string">
            <text:p text:style-name="P1">select first_name from sakila.customer</text:p>
            <text:p text:style-name="P1">limit 5;</text:p>
          </table:table-cell>
        </table:table-row>
        <table:table-row>
          <table:table-cell table:style-name="Table1.A2" office:value-type="string">
            <text:p text:style-name="Table_20_Contents">20.Select all row from the table where first name start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1.Select first name from the table where first name starts with character 'm'</text:p>
          </table:table-cell>
          <table:table-cell table:style-name="Table1.B2" office:value-type="string">
            <text:p text:style-name="P1">select first_name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2.Select all row from the table where first name end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%m';</text:p>
          </table:table-cell>
        </table:table-row>
        <table:table-row>
          <table:table-cell table:style-name="Table1.A2" office:value-type="string">
            <text:p text:style-name="Table_20_Contents">23.Select all row from the table where first name contains character 'dam'</text:p>
          </table:table-cell>
          <table:table-cell table:style-name="Table1.B2" office:value-type="string">
            <text:p text:style-name="P1">select * from sakila.customer</text:p>
            <text:p text:style-name="P1">where first_name like '%dam%';</text:p>
          </table:table-cell>
        </table:table-row>
        <table:table-row>
          <table:table-cell table:style-name="Table1.A2" office:value-type="string">
            <text:p text:style-name="Table_20_Contents">24.Select all row from the table where first name contains does not contain character 'dam'</text:p>
          </table:table-cell>
          <table:table-cell table:style-name="Table1.B2" office:value-type="string">
            <text:p text:style-name="P1">select * from sakila.customer</text:p>
            <text:p text:style-name="P1">where first_name not like '%dam%';</text:p>
          </table:table-cell>
        </table:table-row>
        <table:table-row>
          <table:table-cell table:style-name="Table1.A2" office:value-type="string">
            <text:p text:style-name="Table_20_Contents">25.Select row from the table where first name <text:s/>contain character '_da_'</text:p>
          </table:table-cell>
          <table:table-cell table:style-name="Table1.B2" office:value-type="string">
            <text:p text:style-name="P1">select * from sakila.customer</text:p>
            <text:p text:style-name="P1">where first_name like '_da_';</text:p>
          </table:table-cell>
        </table:table-row>
        <table:table-row>
          <table:table-cell table:style-name="Table1.A2" office:value-type="string">
            <text:p text:style-name="Table_20_Contents">26.Select row from the table where first name <text:s/>start with 'd', 'a', 's' . (Not Working in MYSQL Workbench)</text:p>
          </table:table-cell>
          <table:table-cell table:style-name="Table1.B2" office:value-type="string">
            <text:p text:style-name="P1">select * from sakila.customer</text:p>
            <text:p text:style-name="P1">where first_name like '[das]%';</text:p>
          </table:table-cell>
        </table:table-row>
        <table:table-row>
          <table:table-cell table:style-name="Table1.A2" office:value-type="string">
            <text:p text:style-name="Table_20_Contents">27.Select row from the table where first name <text:s text:c="2"/>is Vishal or Adam</text:p>
          </table:table-cell>
          <table:table-cell table:style-name="Table1.B2" office:value-type="string">
            <text:p text:style-name="P1">select * from sakila.customer </text:p>
            <text:p text:style-name="P1">where first_name in ('Vishal','Adam');</text:p>
          </table:table-cell>
        </table:table-row>
        <table:table-row>
          <table:table-cell table:style-name="Table1.A2" office:value-type="string">
            <text:p text:style-name="Table_20_Contents">28.Select row from the table where customer_id is between 10 and 20.</text:p>
          </table:table-cell>
          <table:table-cell table:style-name="Table1.B2" office:value-type="string">
            <text:p text:style-name="P1">select * from sakila.customer</text:p>
            <text:p text:style-name="P1">where customer_id between 10 and 20;</text:p>
          </table:table-cell>
        </table:table-row>
        <table:table-row>
          <table:table-cell table:style-name="Table1.A2" office:value-type="string">
            <text:p text:style-name="Table_20_Contents">29.Combine first name and last name in a table</text:p>
          </table:table-cell>
          <table:table-cell table:style-name="Table1.B2" office:value-type="string">
            <text:p text:style-name="P1">select customer_id,store_id,concat</text:p>
            <text:p text:style-name="P1">(first_name,' ',last_name) as Name,email,address_id</text:p>
            <text:p text:style-name="P1">from sakila.customer;</text:p>
          </table:table-cell>
        </table:table-row>
        <table:table-row>
          <table:table-cell table:style-name="Table1.A2" office:value-type="string">
            <text:p text:style-name="Table_20_Contents">30.Join actor and country table and display the actor id,first name,last name,country</text:p>
          </table:table-cell>
          <table:table-cell table:style-name="Table1.B2" office:value-type="string">
            <text:p text:style-name="P1">SELECT sakila.actor.actor_id,sakila.actor.first_name,sakila.actor.last_name,sakila.country.country</text:p>
            <text:p text:style-name="P1">from sakila.actor inner join sakila.country</text:p>
            <text:p text:style-name="P1">on country.country_id = actor.actor_id;</text:p>
          </table:table-cell>
        </table:table-row>
        <table:table-row>
          <table:table-cell table:style-name="Table1.A2" office:value-type="string">
            <text:p text:style-name="Table_20_Contents">31.Join actor and country table and display all <text:s/>rows in actors table and matching row from country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lef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2.Join actor and country table and display all <text:s/>rows in country table and matching row from actor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righ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3.Select all row from both the table</text:p>
          </table:table-cell>
          <table:table-cell table:style-name="Table1.B2" office:value-type="string">
            <text:p text:style-name="P1">Full join doesn't work in mySql workbench</text:p>
            <text:p text:style-name="P1"/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34.Select all rows from both the table using union command </text:p>
            <text:p text:style-name="Table_20_Contents"/>
          </table:table-cell>
          <table:table-cell table:style-name="Table1.B2" office:value-type="string">
            <text:p text:style-name="P1">select sakila.country.country_id from sakila.country</text:p>
            <text:p text:style-name="P1">union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5.Select all rows from both the table and duplicate the result</text:p>
          </table:table-cell>
          <table:table-cell table:style-name="Table1.B2" office:value-type="string">
            <text:p text:style-name="P1">select sakila.country.country_id from sakila.country</text:p>
            <text:p text:style-name="P1">union all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6.Select all rows from one table and insert into another table.</text:p>
          </table:table-cell>
          <table:table-cell table:style-name="Table1.B2" office:value-type="string">
            <text:p text:style-name="P1">insert into sakila.Student_data</text:p>
            <text:p text:style-name="P1">select * from sakila.actor;</text:p>
          </table:table-cell>
        </table:table-row>
        <table:table-row table:style-name="Table1.38">
          <table:table-cell table:style-name="Table1.A2" office:value-type="string">
            <text:p text:style-name="Table_20_Contents">37.Create database</text:p>
          </table:table-cell>
          <table:table-cell table:style-name="Table1.B2" office:value-type="string">
            <text:p text:style-name="P1">CREATE database Student; <text:s/></text:p>
          </table:table-cell>
        </table:table-row>
        <table:table-row>
          <table:table-cell table:style-name="Table1.A2" office:value-type="string">
            <text:p text:style-name="Table_20_Contents">38. Create Table</text:p>
          </table:table-cell>
          <table:table-cell table:style-name="Table1.B2" office:value-type="string">
            <text:p text:style-name="P1">CREATE TABLE Student_detail</text:p>
            <text:p text:style-name="P1">(</text:p>
            <text:p text:style-name="P1">Student_Id int,</text:p>
            <text:p text:style-name="P1">Student_Name varchar(255),</text:p>
            <text:p text:style-name="P1">Student_city varchar(255),</text:p>
            <text:p text:style-name="P1">Student_Country varchar(255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39.Create table personal_student where person_id,person_name should not be null</text:p>
          </table:table-cell>
          <table:table-cell table:style-name="Table1.B2" office:value-type="string">
            <text:p text:style-name="P1">create table sakila.Personal_student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0.Create table personal_student where person_id should be unique</text:p>
          </table:table-cell>
          <table:table-cell table:style-name="Table1.B2" office:value-type="string">
            <text:p text:style-name="P1">create table sakila.Personal_student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,</text:p>
            <text:p text:style-name="P1">unique (Person_ID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1.Create a table Personal where person_id should be primary key</text:p>
          </table:table-cell>
          <table:table-cell table:style-name="Table1.B2" office:value-type="string">
            <text:p text:style-name="P1">create table sakila.Personal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,</text:p>
            <text:p text:style-name="P1">primary key (Person_ID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2.Create table with auto increment value of person_id</text:p>
          </table:table-cell>
          <table:table-cell table:style-name="Table1.B2" office:value-type="string">
            <text:p text:style-name="P1">create table Person_detail(person_id int not null auto_increment,person_name varchar(255),primary key (person_id));</text:p>
          </table:table-cell>
        </table:table-row>
        <table:table-row>
          <table:table-cell table:style-name="Table1.A2" office:value-type="string">
            <text:p text:style-name="Table_20_Contents">43.Create Virtual table for Person_detail as Person backup</text:p>
          </table:table-cell>
          <table:table-cell table:style-name="Table1.B2" office:value-type="string">
            <text:p text:style-name="P1">create view Person_backup as select * from Person_detail;</text:p>
          </table:table-cell>
        </table:table-row>
        <table:table-row>
          <table:table-cell table:style-name="Table1.A2" office:value-type="string">
            <text:p text:style-name="Table_20_Contents">44. Get current full date and time</text:p>
          </table:table-cell>
          <table:table-cell table:style-name="Table1.B2" office:value-type="string">
            <text:p text:style-name="P1">Select now();</text:p>
          </table:table-cell>
        </table:table-row>
        <table:table-row>
          <table:table-cell table:style-name="Table1.A2" office:value-type="string">
            <text:p text:style-name="Table_20_Contents">45. Get current date</text:p>
          </table:table-cell>
          <table:table-cell table:style-name="Table1.B2" office:value-type="string">
            <text:p text:style-name="P1">Select curdate();</text:p>
          </table:table-cell>
        </table:table-row>
        <table:table-row>
          <table:table-cell table:style-name="Table1.A2" office:value-type="string">
            <text:p text:style-name="Table_20_Contents">46. Get current time</text:p>
          </table:table-cell>
          <table:table-cell table:style-name="Table1.B2" office:value-type="string">
            <text:p text:style-name="P1">Select curtime();</text:p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47.Extract year from the table</text:p>
          </table:table-cell>
          <table:table-cell table:style-name="Table1.B2" office:value-type="string">
            <text:p text:style-name="P1">select extract(year from last_update) as update_year from sakila.country</text:p>
            <text:p text:style-name="P1">where country_id = 1;</text:p>
          </table:table-cell>
        </table:table-row>
        <table:table-row>
          <table:table-cell table:style-name="Table1.A2" office:value-type="string">
            <text:p text:style-name="Table_20_Contents">48.Select rows from table where column values are not null.</text:p>
          </table:table-cell>
          <table:table-cell table:style-name="Table1.B2" office:value-type="string">
            <text:p text:style-name="P1">select * from sakila.details</text:p>
            <text:p text:style-name="P1">where sakila.details.compaint_name is not null;</text:p>
          </table:table-cell>
        </table:table-row>
        <table:table-row>
          <table:table-cell table:style-name="Table1.A2" office:value-type="string">
            <text:p text:style-name="Table_20_Contents">49.Select rows from table where column values are null</text:p>
          </table:table-cell>
          <table:table-cell table:style-name="Table1.B2" office:value-type="string">
            <text:p text:style-name="P1">select * from sakila.details</text:p>
            <text:p text:style-name="P1">where sakila.details.compaint_name is null;</text:p>
          </table:table-cell>
        </table:table-row>
        <table:table-row>
          <table:table-cell table:style-name="Table1.A2" office:value-type="string">
            <text:p text:style-name="Table_20_Contents">50.Calculate average for amount from the table.</text:p>
          </table:table-cell>
          <table:table-cell table:style-name="Table1.B2" office:value-type="string">
            <text:p text:style-name="P1">select avg(amount) as Average from sakila.payment;</text:p>
          </table:table-cell>
        </table:table-row>
        <table:table-row>
          <table:table-cell table:style-name="Table1.A2" office:value-type="string">
            <text:p text:style-name="Table_20_Contents">51.Show first row from the column</text:p>
          </table:table-cell>
          <table:table-cell table:style-name="Table1.B2" office:value-type="string">
            <text:p text:style-name="P1">select amount from sakila.payment</text:p>
            <text:p text:style-name="P1">order by amount asc</text:p>
            <text:p text:style-name="P1">limit 1;</text:p>
          </table:table-cell>
        </table:table-row>
        <table:table-row>
          <table:table-cell table:style-name="Table1.A2" office:value-type="string">
            <text:p text:style-name="Table_20_Contents">52.Show last row from the column</text:p>
          </table:table-cell>
          <table:table-cell table:style-name="Table1.B2" office:value-type="string">
            <text:p text:style-name="P1">select amount from sakila.payment</text:p>
            <text:p text:style-name="P1">order by amount desc</text:p>
            <text:p text:style-name="P1">limit 1;</text:p>
          </table:table-cell>
        </table:table-row>
        <table:table-row>
          <table:table-cell table:style-name="Table1.A2" office:value-type="string">
            <text:p text:style-name="Table_20_Contents">53.Get maximum value from the column</text:p>
          </table:table-cell>
          <table:table-cell table:style-name="Table1.B2" office:value-type="string">
            <text:p text:style-name="P1">select max(amount) as Amount from sakila.amount;</text:p>
          </table:table-cell>
        </table:table-row>
        <table:table-row>
          <table:table-cell table:style-name="Table1.A2" office:value-type="string">
            <text:p text:style-name="Table_20_Contents">54.Get minimum value from the column</text:p>
          </table:table-cell>
          <table:table-cell table:style-name="Table1.B2" office:value-type="string">
            <text:p text:style-name="P1">select min(amount) as Amount from sakila.amount;</text:p>
          </table:table-cell>
        </table:table-row>
        <table:table-row>
          <table:table-cell table:style-name="Table1.A2" office:value-type="string">
            <text:p text:style-name="Table_20_Contents">55.Get sum of person_id column from the table</text:p>
          </table:table-cell>
          <table:table-cell table:style-name="Table1.B2" office:value-type="string">
            <text:p text:style-name="P1">select sum(person_id) as Total from sakila.Ware_house;</text:p>
          </table:table-cell>
        </table:table-row>
        <table:table-row>
          <table:table-cell table:style-name="Table1.A2" office:value-type="string">
            <text:p text:style-name="Table_20_Contents">56.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18T13:52:02</meta:creation-date>
    <dc:date>2016-10-20T13:28:05</dc:date>
    <dc:creator>Webwerks1 </dc:creator>
    <meta:editing-duration>PT4H45M36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4" meta:paragraph-count="182" meta:word-count="1074" meta:character-count="7570" meta:non-whitespace-character-count="6661"/>
  </office:meta>
</office:document-meta>
</file>